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5pt" style:text-underline-style="solid" style:text-underline-width="auto" style:text-underline-color="font-color" fo:font-weight="bold" officeooo:rsid="000ea04b" officeooo:paragraph-rsid="000ea04b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5pt" style:text-underline-style="solid" style:text-underline-width="auto" style:text-underline-color="font-color" fo:font-weight="bold" officeooo:rsid="00109350" officeooo:paragraph-rsid="00109350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5pt" style:text-underline-style="solid" style:text-underline-width="auto" style:text-underline-color="font-color" fo:font-weight="bold" officeooo:rsid="001185e1" officeooo:paragraph-rsid="001185e1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5pt" style:text-underline-style="none" fo:font-weight="normal" officeooo:rsid="000ea04b" officeooo:paragraph-rsid="000ea04b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5pt" style:text-underline-style="none" fo:font-weight="normal" officeooo:rsid="00109350" officeooo:paragraph-rsid="00109350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5pt" style:text-underline-style="none" fo:font-weight="normal" officeooo:rsid="001185e1" officeooo:paragraph-rsid="001185e1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lone</text:p>
      <text:p text:style-name="P4">Copia um repositóriio Git já existente no GitHub.</text:p>
      <text:p text:style-name="P4"/>
      <text:p text:style-name="P2">git branch -d branch</text:p>
      <text:p text:style-name="P2">git push origin –delete remote BranchName</text:p>
      <text:p text:style-name="P5">Servem para deletar uma branch. Precisa ser deletada tanto no local, como no remoto. O remoto pode ser pelo terminal ou direto na interface do site. Pode-se usar também o ‘D’ maiúsculo.</text:p>
      <text:p text:style-name="P5"/>
      <text:p text:style-name="P3">git fetch</text:p>
      <text:p text:style-name="P6">Verifica se existe alguma alteração entre os repositórios local e remoto. <text:span text:style-name="T1">Git status </text:span>mostra as diferenças.</text:p>
      <text:p text:style-name="P6"/>
      <text:p text:style-name="P3">git pull</text:p>
      <text:p text:style-name="P3"><text:span text:style-name="T3">Puxa do remoto para o local as modificações e mergei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2:34:03.505394694</meta:creation-date>
    <meta:generator>LibreOffice/7.3.5.2$Linux_X86_64 LibreOffice_project/30$Build-2</meta:generator>
    <dc:date>2022-08-21T14:43:15.480149356</dc:date>
    <meta:editing-duration>PT6M59S</meta:editing-duration>
    <meta:editing-cycles>1</meta:editing-cycles>
    <meta:document-statistic meta:table-count="0" meta:image-count="0" meta:object-count="0" meta:page-count="1" meta:paragraph-count="9" meta:word-count="82" meta:character-count="481" meta:non-whitespace-character-count="408"/>
  </office:meta>
</office:document-meta>
</file>